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7F61BB8CCE167C3C.png" manifest:media-type="image/png"/>
  <manifest:file-entry manifest:full-path="Pictures/10000000000007800000043884D818E313190F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ítulo_20_y_20_objetos-notes">
      <style:graphic-properties draw:stroke="none" svg:stroke-width="0cm" draw:fill="none" draw:fill-color="#ffffff" draw:textarea-vertical-align="top" draw:auto-grow-height="false" draw:fit-to-size="false" fo:min-height="11.62cm" fo:padding-top="0.254cm" fo:padding-bottom="0.254cm" fo:padding-left="0.254cm" fo:padding-right="0.254cm" fo:wrap-option="wrap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ítulo_20_y_20_objetos-backgroundobjects" style:list-style-name="L7">
      <style:graphic-properties draw:stroke="none" svg:stroke-width="0cm" draw:fill="none" draw:fill-color="#ffffff" draw:textarea-vertical-align="bottom" draw:auto-grow-height="false" draw:fit-to-size="false" fo:min-height="11.62cm" fo:padding-top="0.127cm" fo:padding-bottom="0.127cm" fo:padding-left="0.254cm" fo:padding-right="0.254cm" fo:wrap-option="wrap"/>
    </style:style>
    <style:style style:name="pr7" style:family="presentation" style:parent-style-name="Título_20_y_20_objetos-backgroundobjects" style:list-style-name="L7">
      <style:graphic-properties draw:stroke="none" svg:stroke-width="0cm" draw:fill="none" draw:fill-color="#ffffff" draw:textarea-vertical-align="bottom" draw:auto-grow-height="false" draw:fit-to-size="false" fo:min-height="11.62cm" fo:padding-top="0.127cm" fo:padding-bottom="0.127cm" fo:padding-left="0.254cm" fo:padding-right="0.254cm" fo:wrap-option="wrap"/>
    </style:style>
    <style:style style:name="pr8" style:family="presentation" style:parent-style-name="Título_20_y_20_objetos-backgroundobjects" style:list-style-name="L7">
      <style:graphic-properties draw:stroke="none" svg:stroke-width="0cm" draw:fill="none" draw:fill-color="#ffffff" draw:textarea-vertical-align="bottom" draw:auto-grow-height="false" draw:fit-to-size="false" fo:min-height="11.62cm" fo:padding-top="0.127cm" fo:padding-bottom="0.127cm" fo:padding-left="0.254cm" fo:padding-right="0.254cm" fo:wrap-option="wrap"/>
    </style:style>
    <style:style style:name="pr9" style:family="presentation" style:parent-style-name="Título_20_y_20_objetos-backgroundobjects" style:list-style-name="L7">
      <style:graphic-properties draw:stroke="none" svg:stroke-width="0cm" draw:fill="none" draw:fill-color="#ffffff" draw:textarea-vertical-align="bottom" draw:auto-grow-height="false" draw:fit-to-size="false" fo:min-height="11.62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-0.31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7" style:family="paragraph">
      <style:paragraph-properties fo:margin-left="0cm" fo:margin-right="0cm" fo:margin-top="0cm" fo:margin-bottom="0.353cm" fo:line-height="100%" fo:text-align="justify" fo:text-indent="-0.193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top="0cm" fo:margin-bottom="0cm" fo:line-height="100%" fo:text-align="start"/>
      <style:text-properties fo:font-size="19.5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9.5pt" style:font-size-asian="14pt" style:font-size-complex="14pt"/>
    </style:style>
    <style:style style:name="P11" style:family="paragraph">
      <style:paragraph-properties fo:margin-left="0cm" fo:margin-right="0cm" fo:margin-top="0cm" fo:margin-bottom="0.353cm" fo:line-height="100%" fo:text-align="justify" fo:text-indent="0cm" style:writing-mode="lr-tb"/>
    </style:style>
    <style:style style:name="P12" style:family="paragraph">
      <style:paragraph-properties fo:margin-left="0cm" fo:margin-right="0cm" fo:margin-top="0cm" fo:margin-bottom="0.353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353cm" fo:line-height="200%" fo:text-align="start" fo:text-indent="0cm" style:writing-mode="lr-tb"/>
    </style:style>
    <style:style style:name="P14" style:family="paragraph">
      <style:paragraph-properties fo:margin-left="0.794cm" fo:margin-right="0cm" fo:margin-top="0cm" fo:margin-bottom="0.353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353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41pt" fo:letter-spacing="normal" fo:font-style="normal" style:text-underline-style="none" fo:font-weight="normal" style:font-name-asian="Calibri" style:font-size-asian="41pt" style:font-style-asian="normal" style:font-weight-asian="normal" style:font-name-complex="Calibri" style:font-size-complex="41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font-variant="normal" fo:text-transform="none" fo:color="#c573d2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52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36cm" text:min-label-width="1.2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2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72cm" text:min-label-width="1.19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72cm" text:min-label-width="1.19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-0.087cm" text:min-label-width="1.3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087cm" text:min-label-width="1.3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3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l Producto" draw:style-name="dp1" draw:master-page-name="Título_20_y_20_objetos" presentation:presentation-page-layout-name="AL1T11">
        <draw:frame draw:name="Shape 179" presentation:style-name="pr1" draw:text-style-name="P2" draw:layer="layout" svg:width="23.267cm" svg:height="4.458cm" svg:x="1.574cm" svg:y="1.866cm" presentation:class="title" presentation:user-transformed="true">
          <draw:text-box>
            <text:p text:style-name="P1"><text:span text:style-name="T1">El Producto</text:span></text:p>
          </draw:text-box>
        </draw:frame>
        <draw:frame draw:name="Shape 180" presentation:style-name="pr2" draw:text-style-name="P5" draw:layer="layout" svg:width="23.267cm" svg:height="9.691cm" svg:x="1.244cm" svg:y="6.324cm" presentation:class="outline" presentation:user-transformed="true">
          <draw:text-box>
            <text:p text:style-name="P3"><text:span text:style-name="T2">Aplicación móvil, gratuito, Tiene 3 servicios principales.</text:span></text:p>
            <text:p text:style-name="P4"><text:span text:style-name="T2"/></text:p>
            <text:list text:style-name="L3">
              <text:list-item>
                <text:p text:style-name="P1"><text:span text:style-name="T2">Portal para promoción de eventos nocturnos</text:span></text:p>
              </text:list-item>
              <text:list-item>
                <text:p text:style-name="P1"><text:span text:style-name="T2">Gestión de servicio de ventas. </text:span></text:p>
              </text:list-item>
              <text:list-item>
                <text:p text:style-name="P1"><text:span text:style-name="T2">Brindara información para el usuario pueda encontrar su evento nocturno ideal.</text:span></text:p>
              </text:list-item>
            </text:list>
          </draw:text-box>
        </draw:frame>
        <presentation:notes draw:style-name="dp2">
          <draw:frame draw:name="Shape 176" presentation:style-name="pr3" draw:text-style-name="P6" draw:layer="layout" svg:width="17.267cm" svg:height="12.572cm" svg:x="2.16cm" svg:y="13.273cm" presentation:class="notes" presentation:placeholder="true" presentation:user-transformed="true">
            <draw:text-box/>
          </draw:frame>
          <draw:page-thumbnail draw:name="Shape 177" draw:style-name="gr1" draw:layer="layout" svg:width="19.087cm" svg:height="10.477cm" svg:x="1.251cm" svg:y="2.094cm" draw:page-number="1" presentation:class="page"/>
        </presentation:notes>
      </draw:page>
      <draw:page draw:name="Antecedentes" draw:style-name="dp1" draw:master-page-name="Título_20_y_20_objetos" presentation:presentation-page-layout-name="AL1T11">
        <draw:frame draw:name="Shape 186" presentation:style-name="pr4" draw:text-style-name="P2" draw:layer="layout" svg:width="23.267cm" svg:height="4.458cm" svg:x="1.06cm" svg:y="0.397cm" presentation:class="title" presentation:user-transformed="true">
          <draw:text-box>
            <text:p text:style-name="P1"><text:span text:style-name="T3">Antecedentes</text:span></text:p>
          </draw:text-box>
        </draw:frame>
        <draw:frame draw:name="Shape 187" presentation:style-name="pr5" draw:text-style-name="P5" draw:layer="layout" svg:width="23.887cm" svg:height="10.375cm" svg:x="0.75cm" svg:y="7.146cm" presentation:class="outline" presentation:user-transformed="true">
          <draw:text-box>
            <text:p text:style-name="P7"><text:span text:style-name="T4">El ocio nocturno suele ir asociado a la realización de actividades que implican un desembolso económico, debido a que van acompañadas en muchos casos por el consumismo de determinados servicios o productos que nos ofrecen durante este horario.</text:span></text:p>
            <text:p text:style-name="P8"><text:span text:style-name="T5"/></text:p>
          </draw:text-box>
        </draw:frame>
        <presentation:notes draw:style-name="dp2">
          <draw:page-thumbnail draw:name="Shape 182" draw:style-name="gr1" draw:layer="layout" svg:width="19.087cm" svg:height="10.477cm" svg:x="1.251cm" svg:y="2.094cm" draw:page-number="2" presentation:class="page"/>
          <draw:frame draw:name="Shape 183" presentation:style-name="pr3" draw:text-style-name="P6" draw:layer="layout" svg:width="17.267cm" svg:height="12.572cm" svg:x="2.16cm" svg:y="13.273cm" presentation:class="notes" presentation:placeholder="true" presentation:user-transformed="true">
            <draw:text-box/>
          </draw:frame>
          <draw:frame draw:name="Shape 184" presentation:style-name="pr6" draw:text-style-name="P10" draw:layer="layout" svg:width="9.356cm" svg:height="1.397cm" svg:x="12.228cm" svg:y="26.53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roblemáticas" draw:style-name="dp1" draw:master-page-name="Título_20_y_20_objetos" presentation:presentation-page-layout-name="AL1T11">
        <draw:frame draw:name="Shape 193" presentation:style-name="pr4" draw:text-style-name="P2" draw:layer="layout" svg:width="23.267cm" svg:height="4.458cm" svg:x="1.574cm" svg:y="0.74cm" presentation:class="title" presentation:user-transformed="true">
          <draw:text-box>
            <text:p text:style-name="P1"><text:span text:style-name="T1">Problemáticas</text:span></text:p>
          </draw:text-box>
        </draw:frame>
        <draw:frame draw:name="Shape 194" presentation:style-name="pr5" draw:text-style-name="P5" draw:layer="layout" svg:width="23.267cm" svg:height="11.174cm" svg:x="1.574cm" svg:y="6.559cm" presentation:class="outline" presentation:user-transformed="true">
          <draw:text-box>
            <text:list text:style-name="L8">
              <text:list-item>
                <text:p text:style-name="P11"><text:span text:style-name="T7">Exceso de gastos en publicidad para hacer conocer un evento.</text:span></text:p>
              </text:list-item>
            </text:list>
            <text:p text:style-name="P12"><text:span text:style-name="T7"/></text:p>
            <text:list text:continue-numbering="true" text:style-name="L8">
              <text:list-item>
                <text:p text:style-name="P12"><text:span text:style-name="T7">Interminables colas para adquirir un producto, restando el tiempo de diversión</text:span></text:p>
              </text:list-item>
            </text:list>
            <text:p text:style-name="P12"><text:span text:style-name="T7"/></text:p>
            <text:list text:continue-numbering="true" text:style-name="L8">
              <text:list-item>
                <text:p text:style-name="P12"><text:span text:style-name="T7">Falta de información sobre los lugares donde uno pueda asistir, seguro y de noche.</text:span></text:p>
              </text:list-item>
            </text:list>
          </draw:text-box>
        </draw:frame>
        <presentation:notes draw:style-name="dp2">
          <draw:page-thumbnail draw:name="Shape 189" draw:style-name="gr1" draw:layer="layout" svg:width="19.087cm" svg:height="10.477cm" svg:x="1.251cm" svg:y="2.094cm" draw:page-number="3" presentation:class="page"/>
          <draw:frame draw:name="Shape 190" presentation:style-name="pr3" draw:text-style-name="P6" draw:layer="layout" svg:width="17.267cm" svg:height="12.572cm" svg:x="2.16cm" svg:y="13.273cm" presentation:class="notes" presentation:placeholder="true" presentation:user-transformed="true">
            <draw:text-box/>
          </draw:frame>
          <draw:frame draw:name="Shape 191" presentation:style-name="pr7" draw:text-style-name="P10" draw:layer="layout" svg:width="9.356cm" svg:height="1.397cm" svg:x="12.228cm" svg:y="26.53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OBJETIVO:" draw:style-name="dp1" draw:master-page-name="Título_20_y_20_objetos" presentation:presentation-page-layout-name="AL1T11">
        <draw:frame draw:name="Shape 200" presentation:style-name="pr4" draw:text-style-name="P2" draw:layer="layout" svg:width="23.267cm" svg:height="2.794cm" svg:x="0.609cm" svg:y="0.254cm" presentation:class="title" presentation:user-transformed="true">
          <draw:text-box>
            <text:p text:style-name="P1"><text:span text:style-name="T1">OBJETIVO:</text:span></text:p>
          </draw:text-box>
        </draw:frame>
        <draw:frame draw:name="Shape 201" presentation:style-name="pr5" draw:text-style-name="P5" draw:layer="layout" svg:width="25.787cm" svg:height="5.08cm" svg:x="0.629cm" svg:y="11.43cm" presentation:class="outline" presentation:user-transformed="true">
          <draw:text-box>
            <text:list text:style-name="L10">
              <text:list-item>
                <text:p text:style-name="P13"><text:span text:style-name="T8">Reducir los costos de publicidad</text:span></text:p>
              </text:list-item>
              <text:list-item>
                <text:p text:style-name="P13"><text:span text:style-name="T8">Generar informacion valiosa <text:s/>para el usuario</text:span></text:p>
              </text:list-item>
              <text:list-item>
                <text:p text:style-name="P13"><text:span text:style-name="T8">Mejorar lo servicios de atención en ventas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presentation:notes draw:style-name="dp2">
          <draw:page-thumbnail draw:name="Shape 196" draw:style-name="gr1" draw:layer="layout" svg:width="19.087cm" svg:height="10.477cm" svg:x="1.251cm" svg:y="2.094cm" draw:page-number="4" presentation:class="page"/>
          <draw:frame draw:name="Shape 197" presentation:style-name="pr3" draw:text-style-name="P6" draw:layer="layout" svg:width="17.267cm" svg:height="12.572cm" svg:x="2.16cm" svg:y="13.273cm" presentation:class="notes" presentation:placeholder="true" presentation:user-transformed="true">
            <draw:text-box/>
          </draw:frame>
          <draw:frame draw:name="Shape 198" presentation:style-name="pr8" draw:text-style-name="P10" draw:layer="layout" svg:width="9.356cm" svg:height="1.397cm" svg:x="12.228cm" svg:y="26.53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Segmentos objetivos" draw:style-name="dp1" draw:master-page-name="Título_20_y_20_objetos" presentation:presentation-page-layout-name="AL1T11">
        <draw:frame draw:name="Shape 207" presentation:style-name="pr4" draw:text-style-name="P2" draw:layer="layout" svg:width="23.267cm" svg:height="4.458cm" svg:x="1.794cm" svg:y="1.474cm" presentation:class="title" presentation:user-transformed="true">
          <draw:text-box>
            <text:p text:style-name="P1"><text:span text:style-name="T1">Segmentos objetivos</text:span></text:p>
          </draw:text-box>
        </draw:frame>
        <draw:frame draw:name="Shape 208" presentation:style-name="pr5" draw:text-style-name="P5" draw:layer="layout" svg:width="23.267cm" svg:height="11.174cm" svg:x="2.366cm" svg:y="6.853cm" presentation:class="outline" presentation:user-transformed="true">
          <draw:text-box>
            <text:p text:style-name="P8"><text:span text:style-name="T9">Esta dividido en 2 :</text:span></text:p>
            <text:p text:style-name="P15"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/text:p>
            <text:p text:style-name="P16"><text:span text:style-name="T9">Hemos divido los segmento en A y B:</text:span></text:p>
            <text:p text:style-name="P16"><text:span text:style-name="T9"/></text:p>
            <text:p text:style-name="P16"><text:span text:style-name="T9">Siendo A: Usuario finales que usan el aplicativo para encotrar su fiesta deseada.</text:span></text:p>
            <text:p text:style-name="P1"><text:span text:style-name="T9">Siendo B: Los proveedores de servicios Bares, discotecas, eventos.</text:span></text:p>
            <text:p text:style-name="P8"><text:span text:style-name="T10"><text:a xlink:href="https://docs.google.com/document/d/1_WJd9WJ2vXyMdmZwk3GJPOwNUKTdoJzGtYDn38EK580/edit?usp=sharing" xlink:type="simple">https://docs.google.com/document/d/1_WJd9WJ2vXyMdmZwk3GJPOwNUKTdoJzGtYDn38EK580/edit?usp=sharing</text:a></text:span></text:p>
            <text:p text:style-name="P8"><text:span text:style-name="T11"/></text:p>
          </draw:text-box>
        </draw:frame>
        <presentation:notes draw:style-name="dp2">
          <draw:page-thumbnail draw:name="Shape 203" draw:style-name="gr1" draw:layer="layout" svg:width="19.087cm" svg:height="10.477cm" svg:x="1.251cm" svg:y="2.094cm" draw:page-number="5" presentation:class="page"/>
          <draw:frame draw:name="Shape 204" presentation:style-name="pr3" draw:text-style-name="P6" draw:layer="layout" svg:width="17.267cm" svg:height="12.572cm" svg:x="2.16cm" svg:y="13.273cm" presentation:class="notes" presentation:placeholder="true" presentation:user-transformed="true">
            <draw:text-box/>
          </draw:frame>
          <draw:frame draw:name="Shape 205" presentation:style-name="pr9" draw:text-style-name="P10" draw:layer="layout" svg:width="9.356cm" svg:height="1.397cm" svg:x="12.228cm" svg:y="26.53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7800000043884D818E313190FE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6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6000003814697pt" style:font-style-asian="normal" style:font-weight-asian="normal" style:font-name-complex="FreeSans" style:font-family-complex="FreeSans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7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8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Shape 16" draw:style-name="Mgr3" draw:text-style-name="MP7" draw:layer="backgroundobjects" svg:width="27.992cm" svg:height="20.993cm" svg:x="0cm" svg:y="0cm">
        <draw:image xlink:href="Pictures/1000020100000780000004387F61BB8CCE167C3C.png" xlink:type="simple" xlink:show="embed" xlink:actuate="onLoad">
          <text:p/>
        </draw:image>
      </draw:frame>
      <draw:frame draw:name="Shape 17" presentation:style-name="Mpr4" draw:text-style-name="MP8" draw:layer="backgroundobjects" svg:width="23.267cm" svg:height="4.458cm" svg:x="1.574cm" svg:y="1.866cm" presentation:class="title" presentation:user-transformed="true">
        <draw:text-box>
          <text:p/>
        </draw:text-box>
      </draw:frame>
      <draw:frame draw:name="Shape 18" presentation:style-name="Título_20_y_20_objetos-outline1" draw:layer="backgroundobjects" svg:width="23.267cm" svg:height="11.172cm" svg:x="1.574cm" svg:y="6.559cm" presentation:class="outline" presentation:placeholder="true" presentation:user-transformed="true">
        <draw:text-box/>
      </draw:frame>
      <draw:frame draw:name="Shape 19" presentation:style-name="Mpr5" draw:text-style-name="MP9" draw:layer="backgroundobjects" svg:width="3.674cm" svg:height="1.156cm" svg:x="19.726cm" svg:y="17.976cm" presentation:class="date-time" presentation:user-transformed="true">
        <draw:text-box>
          <text:p/>
        </draw:text-box>
      </draw:frame>
      <draw:frame draw:name="Shape 20" presentation:style-name="Mpr5" draw:text-style-name="MP9" draw:layer="backgroundobjects" svg:width="17.975cm" svg:height="1.156cm" svg:x="1.574cm" svg:y="17.976cm" presentation:class="footer" presentation:user-transformed="true">
        <draw:text-box>
          <text:p/>
        </draw:text-box>
      </draw:frame>
      <draw:frame draw:name="Shape 21" presentation:style-name="Mpr6" draw:text-style-name="MP11" draw:layer="backgroundobjects" svg:width="1.265cm" svg:height="1.156cm" svg:x="23.576cm" svg:y="17.976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5.487cm" svg:height="11.335cm" svg:x="4.224cm" svg:y="2.297cm" presentation:class="page"/>
        <draw:frame presentation:style-name="Título_20_y_20_objetos-notes" draw:layer="backgroundobjects" svg:width="19.149cm" svg:height="13.603cm" svg:x="2.393cm" svg:y="14.358cm" presentation:class="notes" presentation:placeholder="true">
          <draw:text-box/>
        </draw:frame>
        <draw:frame presentation:style-name="Mpr7" draw:text-style-name="MP2" draw:layer="backgroundobjects" svg:width="10.388cm" svg:height="1.51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10.388cm" svg:height="1.51cm" svg:x="13.548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10.388cm" svg:height="1.51cm" svg:x="0cm" svg:y="28.719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10.388cm" svg:height="1.51cm" svg:x="13.548cm" svg:y="28.71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3:55:24.960693326</meta:creation-date>
    <dc:date>2017-10-01T13:56:52.947722598</dc:date>
    <meta:editing-duration>PT1M28S</meta:editing-duration>
    <meta:editing-cycles>1</meta:editing-cycles>
    <meta:document-statistic meta:object-count="57"/>
    <meta:generator>LibreOffice/5.1.6.2$Linux_X86_64 LibreOffice_project/10m0$Build-2</meta:generator>
  </office:meta>
</office:document-meta>
</file>